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8000000285D047FF7.jpg" manifest:media-type="image/jpeg"/>
  <manifest:file-entry manifest:full-path="Pictures/100000000000002800000028CAAE4D0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orizontal_20_Line">
      <style:paragraph-properties fo:margin-top="0.0417in" fo:margin-bottom="0.0417in" style:contextual-spacing="false" fo:text-indent="0in" style:auto-text-indent="false"/>
      <style:text-properties fo:color="#c9211e" loext:opacity="100%"/>
    </style:style>
    <style:style style:name="P2" style:family="paragraph" style:parent-style-name="Heading_20_2">
      <style:paragraph-properties fo:margin-left="0in" fo:margin-right="0in" fo:margin-top="0in" fo:margin-bottom="0.1665in" style:contextual-spacing="false" fo:text-indent="0in" style:auto-text-indent="false"/>
      <style:text-properties fo:color="#c9211e" loext:opacity="100%" fo:font-size="10.5pt" fo:font-weight="bold" fo:background-color="#0d1117" loext:padding-left="0in" loext:padding-right="0in" loext:padding-top="0.1665in" loext:padding-bottom="0.1665in" loext:border-left="none" loext:border-right="none" loext:border-top="0.74pt solid #3d444d" loext:border-bottom="0.74pt solid #3d444d"/>
    </style:style>
    <style:style style:name="P3" style:family="paragraph" style:parent-style-name="Heading_20_3">
      <style:text-properties fo:color="#c9211e" loext:opacity="100%" fo:font-size="10.5pt" fo:font-weight="normal" officeooo:rsid="000c736e" officeooo:paragraph-rsid="000c736e" fo:background-color="#0d1117" loext:padding="0in" loext:border="none"/>
    </style:style>
    <style:style style:name="P4" style:family="paragraph" style:parent-style-name="Standard">
      <style:text-properties fo:color="#c9211e" loext:opacity="100%" officeooo:rsid="000ffced" officeooo:paragraph-rsid="000ffced"/>
    </style:style>
    <style:style style:name="P5" style:family="paragraph" style:parent-style-name="Standard">
      <style:text-properties fo:color="#c9211e" loext:opacity="100%" officeooo:rsid="0012d098" officeooo:paragraph-rsid="0012d098"/>
    </style:style>
    <style:style style:name="P6" style:family="paragraph" style:parent-style-name="Standard">
      <style:text-properties officeooo:rsid="000a0f9d" officeooo:paragraph-rsid="000a0f9d"/>
    </style:style>
    <style:style style:name="P7" style:family="paragraph" style:parent-style-name="Standard">
      <style:text-properties officeooo:rsid="000a56f3" officeooo:paragraph-rsid="000a56f3"/>
    </style:style>
    <style:style style:name="P8" style:family="paragraph" style:parent-style-name="Standard">
      <style:text-properties officeooo:rsid="000c2e5d" officeooo:paragraph-rsid="000c2e5d"/>
    </style:style>
    <style:style style:name="P9" style:family="paragraph" style:parent-style-name="Standard">
      <style:text-properties officeooo:rsid="000c736e" officeooo:paragraph-rsid="000c736e"/>
    </style:style>
    <style:style style:name="P10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  <style:text-properties fo:font-variant="normal" fo:text-transform="none" fo:color="#c9211e" loext:opacity="100%" style:font-name="apple-system" fo:font-size="10.5pt" fo:letter-spacing="normal" fo:font-style="normal" fo:font-weight="normal" fo:background-color="#0d1117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</style:style>
    <style:style style:name="P13" style:family="paragraph" style:parent-style-name="Text_20_body">
      <style:paragraph-properties fo:margin-left="0in" fo:margin-right="0.1665in" fo:margin-top="0.0417in" fo:margin-bottom="0.0417in" style:contextual-spacing="false" fo:text-indent="0in" style:auto-text-indent="false"/>
    </style:style>
    <style:style style:name="P14" style:family="paragraph" style:parent-style-name="Heading_20_2" style:list-style-name="L2">
      <style:paragraph-properties fo:margin-left="0.1665in" fo:margin-right="0in" fo:margin-top="0.0417in" fo:margin-bottom="0.1665in" style:contextual-spacing="false" fo:text-indent="0in" style:auto-text-indent="false" fo:padding="0in" fo:border="none"/>
      <style:text-properties officeooo:paragraph-rsid="00174f20"/>
    </style:style>
    <style:style style:name="P15" style:family="paragraph" style:parent-style-name="Heading_20_3">
      <style:text-properties officeooo:paragraph-rsid="0018878b"/>
    </style:style>
    <style:style style:name="P16" style:family="paragraph" style:parent-style-name="Preformatted_20_Text">
      <style:paragraph-properties fo:margin-left="0in" fo:margin-right="0in" fo:text-indent="0in" style:auto-text-indent="false"/>
    </style:style>
    <style:style style:name="P17" style:family="paragraph" style:parent-style-name="Text_20_body" style:list-style-name="L1">
      <style:paragraph-properties fo:margin-left="0.0835in" fo:margin-right="0.0835in" fo:margin-top="0in" fo:margin-bottom="0in" style:contextual-spacing="false" fo:orphans="2" fo:widows="2" fo:text-indent="0in" style:auto-text-indent="false" fo:padding="0in" fo:border="none"/>
      <style:text-properties fo:color="#c9211e" loext:opacity="100%"/>
    </style:style>
    <style:style style:name="P18" style:family="paragraph" style:parent-style-name="Text_20_body" style:list-style-name="L2">
      <style:paragraph-properties fo:margin-left="0.1665in" fo:margin-right="0in" fo:margin-top="0.0417in" fo:margin-bottom="0.1665in" style:contextual-spacing="false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.1665in" fo:margin-right="0in" fo:margin-top="0.0417in" fo:margin-bottom="0.1665in" style:contextual-spacing="false" fo:text-indent="0in" style:auto-text-indent="false" fo:padding="0in" fo:border="none"/>
      <style:text-properties officeooo:paragraph-rsid="00174f20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>
      <style:text-properties officeooo:paragraph-rsid="0018878b"/>
    </style:style>
    <style:style style:name="P39" style:family="paragraph" style:parent-style-name="Text_20_body" style:list-style-name="L22"/>
    <style:style style:name="P40" style:family="paragraph" style:parent-style-name="Text_20_body">
      <style:text-properties officeooo:paragraph-rsid="001a6820"/>
    </style:style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T1" style:family="text">
      <style:text-properties officeooo:rsid="000c736e"/>
    </style:style>
    <style:style style:name="T2" style:family="text">
      <style:text-properties officeooo:rsid="000e0612"/>
    </style:style>
    <style:style style:name="T3" style:family="text">
      <style:text-properties fo:font-variant="normal" fo:text-transform="none" fo:color="#c9211e" loext:opacity="100%" style:font-name="apple-system" fo:font-size="10.5pt" fo:letter-spacing="normal" fo:font-style="normal" fo:font-weight="normal" fo:background-color="#0d1117" loext:char-shading-value="0" loext:padding="0in" loext:border="none"/>
    </style:style>
    <style:style style:name="T4" style:family="text">
      <style:text-properties fo:font-variant="normal" fo:text-transform="none" fo:color="#c9211e" loext:opacity="100%" style:font-name="apple-system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c9211e" loext:opacity="100%" style:text-line-through-style="none" style:text-line-through-type="none" fo:letter-spacing="normal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c9211e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c9211e" loext:opacity="100%" fo:letter-spacing="normal" fo:background-color="#0d1117" loext:char-shading-value="0" loext:padding="0in" loext:border="none"/>
    </style:style>
    <style:style style:name="T9" style:family="text">
      <style:text-properties fo:color="#c9211e" loext:opacity="100%" style:text-line-through-style="none" style:text-line-through-type="none" style:text-underline-style="none" style:text-blinking="false" fo:background-color="transparent" loext:char-shading-value="0" loext:padding-left="0in" loext:padding-right="0in" loext:padding-top="0.1665in" loext:padding-bottom="0.1665in" loext:border-left="none" loext:border-right="none" loext:border-top="0.74pt solid #3d444d" loext:border-bottom="0.74pt solid #3d444d"/>
    </style:style>
    <style:style style:name="T10" style:family="text">
      <style:text-properties fo:color="#c9211e" loext:opacity="100%" style:text-line-through-style="none" style:text-line-through-type="none" style:text-underline-style="none" officeooo:rsid="0018878b" style:text-blinking="false" fo:background-color="transparent" loext:char-shading-value="0" loext:padding-left="0in" loext:padding-right="0in" loext:padding-top="0.1665in" loext:padding-bottom="0.1665in" loext:border-left="none" loext:border-right="none" loext:border-top="0.74pt solid #3d444d" loext:border-bottom="0.74pt solid #3d444d"/>
    </style:style>
    <style:style style:name="T11" style:family="text">
      <style:text-properties fo:color="#c9211e" loext:opacity="100%" style:text-line-through-style="none" style:text-line-through-type="none" style:text-underline-style="none" officeooo:rsid="001a6820" style:text-blinking="false" fo:background-color="transparent" loext:char-shading-value="0" loext:padding-left="0in" loext:padding-right="0in" loext:padding-top="0.1665in" loext:padding-bottom="0.1665in" loext:border-left="none" loext:border-right="none" loext:border-top="0.74pt solid #3d444d" loext:border-bottom="0.74pt solid #3d444d"/>
    </style:style>
    <style:style style:name="fr1" style:family="graphic" style:parent-style-name="Graphics">
      <style:graphic-properties fo:margin-left="0in" fo:margin-right="0.0835in" fo:margin-top="0in" fo:margin-bottom="0in" style:vertical-pos="top" style:vertical-rel="baseline" fo:padding-left="0in" fo:padding-right="0in" fo:padding-top="0.0193in" fo:padding-bottom="0.0193in" fo:border-left="none" fo:border-right="none" fo:border-top="0.74pt solid #010409" fo:border-bottom="0.74pt solid #01040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zeroclaw-labs/zeroclaw/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HKUDS/ClawWork/sta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</text:p>
      <text:p text:style-name="P6"/>
      <text:p text:style-name="P7">Firstly read and understand things with notes on reddit,ai,etc</text:p>
      <text:p text:style-name="P7">Gather all resources together<text:span text:style-name="T2">q</text:span></text:p>
      <text:p text:style-name="P7"/>
      <text:p text:style-name="P8">now at freedns, then to cloudflare for <text:span text:style-name="T1">lockin</text:span></text:p>
      <text:p text:style-name="P9">vercel offers backend functions tto, git does’nt</text:p>
      <text:p text:style-name="P9"><text:s/><text:span text:style-name="T2">put quotes, engaging interference like wim method app</text:span></text:p>
      <text:p text:style-name="P4">Chatbot</text:p>
      <text:p text:style-name="P4">openclaw</text:p>
      <text:p text:style-name="P5">gjkj88689jguut5567jjghjkhjki55*^&amp;%%@$WGYSFR!@274783</text:p>
      <text:p text:style-name="P5">Plates of 500 &amp; 1000 Indian Currency notes acquired by Khananis</text:p>
      <text:h text:style-name="P3" text:outline-level="3">Trending repositories</text:h>
      <text:section text:style-name="Sect1" text:name="dashboard">
        <text:p text:style-name="P11"><text:span text:style-name="T3">·</text:span><text:a xlink:type="simple" xlink:href="https://github.com/trending" text:style-name="Internet_20_link" text:visited-style-name="Visited_20_Internet_20_Link"><text:span text:style-name="T4">See more</text:span></text:a></text:p>
        <text:p text:style-name="P12"><text:span text:style-name="T5"><draw:a xlink:type="simple" xlink:href="https://github.com/zeroclaw-labs"><draw:frame draw:style-name="fr1" draw:name="Image1" text:anchor-type="as-char" svg:width="0.2291in" svg:height="0.2291in" draw:z-index="0"><draw:image xlink:href="Pictures/100000000000002800000028CAAE4D09.jpg" xlink:type="simple" xlink:show="embed" xlink:actuate="onLoad" draw:mime-type="image/jpeg"/><svg:title>@zeroclaw-labs profile</svg:title></draw:frame></draw:a></text:span><text:a xlink:type="simple" xlink:href="https://github.com/zeroclaw-labs/zeroclaw" text:style-name="Internet_20_link" text:visited-style-name="Visited_20_Internet_20_Link"><text:span text:style-name="T6">zeroclaw-labs/zeroclaw</text:span></text:a></text:p>
        <text:p text:style-name="P10">Fast, small, and fully autonomous AI assistant infrastructure — deploy anywhere, swap anything 🦀</text:p>
        <text:p text:style-name="P13"><text:span text:style-name="T8"> </text:span><text:span text:style-name="T3">Rust </text:span><text:a xlink:type="simple" xlink:href="https://github.com/zeroclaw-labs/zeroclaw/stargazers" text:style-name="Internet_20_link" text:visited-style-name="Visited_20_Internet_20_Link"><text:span text:style-name="T7">14.1k</text:span></text:a></text:p>
        <text:p text:style-name="P1"/>
        <text:p text:style-name="P12"><text:span text:style-name="T5"><draw:a xlink:type="simple" xlink:href="https://github.com/HKUDS"><draw:frame draw:style-name="fr1" draw:name="Image2" text:anchor-type="as-char" svg:width="0.2291in" svg:height="0.2291in" draw:z-index="1"><draw:image xlink:href="Pictures/1000000000000028000000285D047FF7.jpg" xlink:type="simple" xlink:show="embed" xlink:actuate="onLoad" draw:mime-type="image/jpeg"/><svg:title>@HKUDS profile</svg:title></draw:frame></draw:a></text:span><text:a xlink:type="simple" xlink:href="https://github.com/HKUDS/ClawWork" text:style-name="Internet_20_link" text:visited-style-name="Visited_20_Internet_20_Link"><text:span text:style-name="T6">HKUDS/ClawWork</text:span></text:a></text:p>
        <text:p text:style-name="P10">"ClawWork: OpenClaw as Your AI Coworker - 💰 $10K earned in 7 Hours"</text:p>
        <text:p text:style-name="P13"><text:span text:style-name="T7"/></text:p>
      </text:section>
      <text:list text:style-name="L1">
        <text:list-item>
          <text:p text:style-name="P17"/>
        </text:list-item>
      </text:list>
      <text:h text:style-name="P2" text:outline-level="2">Latest from our changelog</text:h>
      <text:list text:style-name="L2">
        <text:list-item>
          <text:p text:style-name="P18"><text:a xlink:type="simple" xlink:href="https://github.blog/changelog/2026-02-18-use-copilot-coding-agent-with-windows-projects" text:style-name="Internet_20_link" text:visited-style-name="Visited_20_Internet_20_Link"><text:span text:style-name="T9">Use Copilot coding agent with Windows projects</text:span></text:a></text:p>
        </text:list-item>
        <text:list-item>
          <text:p text:style-name="P18"><text:a xlink:type="simple" xlink:href="https://github.blog/changelog/2026-02-18-copilot-coding-agent-supports-code-referencing" text:style-name="Internet_20_link" text:visited-style-name="Visited_20_Internet_20_Link"><text:span text:style-name="T9">Copilot coding agent supports code referencing</text:span></text:a></text:p>
        </text:list-item>
        <text:list-item>
          <text:p text:style-name="P18"><text:a xlink:type="simple" xlink:href="https://github.blog/changelog/2026-02-18-secret-scanning-improvements-to-extended-metadata-checks" text:style-name="Internet_20_link" text:visited-style-name="Visited_20_Internet_20_Link"><text:span text:style-name="T9">Secret scanning improvements to extended metadata checks</text:span></text:a></text:p>
        </text:list-item>
        <text:list-item>
          <text:p text:style-name="P19"><text:a xlink:type="simple" xlink:href="https://github.blog/changelog/2026-02-18-claude-opus-4-6-is-now-available-in-visual-studio-jetbrains-ides-xcode-and-eclipse" text:style-name="Internet_20_link" text:visited-style-name="Visited_20_Internet_20_Link">Claude Opus 4.6 is now available in Visual Studio, JetBrains IDEs, Xcode, and Eclip</text:a><text:span text:style-name="T9"> <text:s text:c="8"/></text:span></text:p>
        </text:list-item>
        <text:list-item>
          <text:h text:style-name="P14" text:outline-level="2"><text:soft-page-break/><text:span text:style-name="T9">Encoding rules (same style as the movie)</text:span></text:h>
        </text:list-item>
      </text:list>
      <text:p text:style-name="Text_20_body"><text:span text:style-name="Strong_20_Emphasis">Rule 1 — Lowercase letters = noise</text:span><text:line-break/>They exist only to camouflage.</text:p>
      <text:p text:style-name="Text_20_body"><text:span text:style-name="Strong_20_Emphasis">Rule 2 — Numbers = logistics / quantities / value</text:span><text:line-break/>They hint at <text:span text:style-name="Emphasis">what kind</text:span> of operation it is, not letters.</text:p>
      <text:p text:style-name="Text_20_body"><text:span text:style-name="Strong_20_Emphasis">Rule 3 — Symbol cluster = source or method</text:span><text:line-break/>Manufacture, transport, or seizure (depending on symbol choice).</text:p>
      <text:p text:style-name="Text_20_body"><text:span text:style-name="Strong_20_Emphasis">Rule 4 — Uppercase block = case / authority identifier</text:span><text:line-break/>This is the <text:span text:style-name="Emphasis">lookup key</text:span>.</text:p>
      <text:p text:style-name="Text_20_body"><text:span text:style-name="Strong_20_Emphasis">Rule 5 — Final digits = action confirmation</text:span></text:p>
      <text:h text:style-name="Heading_20_2" text:outline-level="2"><text:span text:style-name="Strong_20_Emphasis">Why movies use this instead of real cryptography</text:span></text:h>
      <text:p text:style-name="Text_20_body">Because:</text:p>
      <text:list text:style-name="L7">
        <text:list-item>
          <text:p text:style-name="P23">it’s fast on screen</text:p>
        </text:list-item>
      </text:list>
      <text:list text:style-name="L4">
        <text:list-item>
          <text:p text:style-name="P20">impossible to brute-force</text:p>
        </text:list-item>
      </text:list>
      <text:list text:style-name="L5">
        <text:list-item>
          <text:p text:style-name="P21">sounds smart without needing math</text:p>
        </text:list-item>
      </text:list>
      <text:list text:style-name="L6">
        <text:list-item>
          <text:p text:style-name="P22">and only works for characters “in the know”</text:p>
        </text:list-item>
      </text:list>
      <text:h text:style-name="Heading_20_2" text:outline-level="2"><text:span text:style-name="Strong_20_Emphasis"><text:span text:style-name="T9">Putting it all together (how a character deciphers it)</text:span></text:span></text:h>
      <text:p text:style-name="Text_20_body">A character doesn’t “decode” this on the fly.</text:p>
      <text:p text:style-name="Text_20_body">They:</text:p>
      <text:list text:style-name="L8">
        <text:list-item>
          <text:p text:style-name="P24">Recognize the <text:span text:style-name="Strong_20_Emphasis">format</text:span></text:p>
        </text:list-item>
        <text:list-item>
          <text:p text:style-name="P24">Identify the <text:span text:style-name="Strong_20_Emphasis">uppercase key</text:span></text:p>
        </text:list-item>
        <text:list-item>
          <text:p text:style-name="P24">Interpret <text:span text:style-name="Strong_20_Emphasis">numbers as denominations</text:span></text:p>
        </text:list-item>
        <text:list-item>
          <text:p text:style-name="P24">Interpret <text:span text:style-name="Strong_20_Emphasis">symbols as source/manufacture</text:span></text:p>
        </text:list-item>
        <text:list-item>
          <text:p text:style-name="P24">Pull the <text:span text:style-name="Strong_20_Emphasis">associated meaning</text:span> from memory or a ledger</text:p>
        </text:list-item>
      </text:list>
      <text:p text:style-name="Text_20_body"><text:span text:style-name="Strong_20_Emphasis"><text:span text:style-name="T9">coded reference system. The “deciphering” is about mapping parts of the string to a known answer, not mathematically transforming it into a sentence.</text:span></text:span></text:p>
      <text:p text:style-name="Horizontal_20_Line"/>
      <text:h text:style-name="Heading_20_2" text:outline-level="2"><text:soft-page-break/>First: what kind of “code” this is</text:h>
      <text:p text:style-name="Text_20_body">This is a <text:span text:style-name="Strong_20_Emphasis">lookup / pointer code</text:span>, common in spy &amp; crime movies.</text:p>
      <text:p text:style-name="Text_20_body">Think of it like:</text:p>
      <text:list text:style-name="L9">
        <text:list-item>
          <text:p text:style-name="P25">a <text:span text:style-name="Strong_20_Emphasis">file tag</text:span></text:p>
        </text:list-item>
        <text:list-item>
          <text:p text:style-name="P25">a <text:span text:style-name="Strong_20_Emphasis">case reference</text:span></text:p>
        </text:list-item>
        <text:list-item>
          <text:p text:style-name="P25">a <text:span text:style-name="Strong_20_Emphasis">catalog key</text:span></text:p>
        </text:list-item>
      </text:list>
      <text:p text:style-name="Text_20_body">The string is not meant to <text:span text:style-name="Emphasis">become</text:span> the sentence.<text:line-break/>It is meant to <text:span text:style-name="Strong_20_Emphasis">identify</text:span> the sentence to someone who already knows the system.</text:p>
      <text:p text:style-name="Text_20_body">So the real question is:</text:p>
      <text:p text:style-name="Quotations"><text:span text:style-name="Emphasis">How does this string point to that exact meaning?</text:span></text:p>
      <text:p text:style-name="Horizontal_20_Line"/>
      <text:h text:style-name="Heading_20_2" text:outline-level="2">The structure of the question string</text:h>
      <text:section text:style-name="Sect2" text:name="code-block-viewer">
        <text:p text:style-name="P16">gjkj88689 jguut 5567 jjghjkhjki 55 *^&amp;%%@$ WGYSFR !@ 274783</text:p>
      </text:section>
      <text:p text:style-name="Text_20_body">Visually, it breaks into <text:span text:style-name="Strong_20_Emphasis">segments</text:span>, not characters.</text:p>
      <text:p text:style-name="Text_20_body">Movies do this on purpose so the audience subconsciously reads it in chunks.</text:p>
      <text:p text:style-name="Horizontal_20_Line"/>
      <text:h text:style-name="Heading_20_2" text:outline-level="2">How the answer matches the question (movie logic)</text:h>
      <text:h text:style-name="Heading_20_3" text:outline-level="3">1. Numbers = denominations &amp; quantities</text:h>
      <text:list text:style-name="L10">
        <text:list-item>
          <text:p text:style-name="P26"><text:span text:style-name="Strong_20_Emphasis">500 &amp; 1000</text:span> are explicitly in the answer</text:p>
        </text:list-item>
        <text:list-item>
          <text:p text:style-name="P26">The string contains <text:span text:style-name="Strong_20_Emphasis">dense numeric clusters</text:span>, not random digits</text:p>
        </text:list-item>
        <text:list-item>
          <text:p text:style-name="P26">In the movie’s codebook:</text:p>
          <text:list>
            <text:list-item>
              <text:p text:style-name="P26">numbers are <text:span text:style-name="Strong_20_Emphasis">not letters</text:span></text:p>
            </text:list-item>
            <text:list-item>
              <text:p text:style-name="P26">they are <text:span text:style-name="Strong_20_Emphasis">financial identifiers</text:span></text:p>
            </text:list-item>
          </text:list>
        </text:list-item>
      </text:list>
      <text:p text:style-name="Text_20_body">So numeric blocks → <text:span text:style-name="Strong_20_Emphasis">currency information</text:span></text:p>
      <text:p text:style-name="Horizontal_20_Line"/>
      <text:h text:style-name="Heading_20_3" text:outline-level="3">2. Symbols = “plates / source”</text:h>
      <text:p text:style-name="Text_20_body">In crime-film code language:</text:p>
      <text:list text:style-name="L11">
        <text:list-item>
          <text:p text:style-name="P27">money itself is never named</text:p>
        </text:list-item>
        <text:list-item>
          <text:p text:style-name="P27"><text:span text:style-name="Strong_20_Emphasis">symbols stand for origin or tools</text:span></text:p>
        </text:list-item>
      </text:list>
      <text:p text:style-name="Text_20_body">Printing plates are:</text:p>
      <text:list text:style-name="L12">
        <text:list-item>
          <text:p text:style-name="P28">upstream of cash</text:p>
        </text:list-item>
        <text:list-item>
          <text:p text:style-name="P28"><text:soft-page-break/>more dangerous to mention directly</text:p>
        </text:list-item>
      </text:list>
      <text:p text:style-name="Text_20_body">So symbol clusters like:</text:p>
      <text:section text:style-name="Sect2" text:name="Section1">
        <text:p text:style-name="P16"><text:bookmark text:name="code-block-viewer"/>*^&amp;%%@$</text:p>
      </text:section>
      <text:p text:style-name="Text_20_body">are a <text:span text:style-name="Strong_20_Emphasis">red flag marker</text:span> meaning:</text:p>
      <text:p text:style-name="Quotations">“source material / manufacturing level”</text:p>
      <text:p text:style-name="Text_20_body">That maps directly to <text:span text:style-name="Strong_20_Emphasis">plates</text:span>, not notes.</text:p>
      <text:p text:style-name="Horizontal_20_Line"/>
      <text:h text:style-name="Heading_20_3" text:outline-level="3">3. Uppercase block = subject identifier</text:h>
      <text:section text:style-name="Sect2" text:name="Section2">
        <text:p text:style-name="P16"><text:bookmark text:name="code-block-viewer Copy 1"/>WGYSFR</text:p>
      </text:section>
      <text:p text:style-name="Text_20_body">In these movie ciphers:</text:p>
      <text:list text:style-name="L13">
        <text:list-item>
          <text:p text:style-name="P29">lowercase = noise</text:p>
        </text:list-item>
        <text:list-item>
          <text:p text:style-name="P29">uppercase = <text:span text:style-name="Strong_20_Emphasis">index key</text:span></text:p>
        </text:list-item>
      </text:list>
      <text:p text:style-name="Text_20_body">It doesn’t spell the answer.<text:line-break/>It identifies <text:span text:style-name="Strong_20_Emphasis">which file / operation / group</text:span> the message refers to.</text:p>
      <text:p text:style-name="Text_20_body">That’s why it stays untouched.</text:p>
      <text:p text:style-name="Horizontal_20_Line"/>
      <text:h text:style-name="Heading_20_3" text:outline-level="3">4. Final numeric tail = ownership / acquisition</text:h>
      <text:section text:style-name="Sect2" text:name="Section3">
        <text:p text:style-name="P16"><text:bookmark text:name="code-block-viewer Copy 2"/>274783</text:p>
      </text:section>
      <text:p text:style-name="Text_20_body">These codes typically end with:</text:p>
      <text:list text:style-name="L14">
        <text:list-item>
          <text:p text:style-name="P30">a transaction marker</text:p>
        </text:list-item>
        <text:list-item>
          <text:p text:style-name="P30">or an acquisition confirmation</text:p>
        </text:list-item>
      </text:list>
      <text:p text:style-name="Text_20_body">Which aligns with the final phrase:</text:p>
      <text:p text:style-name="Quotations"><text:span text:style-name="Strong_20_Emphasis">“acquired by Khananis”</text:span></text:p>
      <text:p text:style-name="Text_20_body">The name is <text:span text:style-name="Strong_20_Emphasis">never encoded phonetically</text:span> — it’s linked via the index key.</text:p>
      <text:p text:style-name="Horizontal_20_Line"/>
      <text:h text:style-name="Heading_20_2" text:outline-level="2">Putting it all together (how a character deciphers it)</text:h>
      <text:p text:style-name="Text_20_body">A character doesn’t “decode” this on the fly.</text:p>
      <text:p text:style-name="Text_20_body">They:</text:p>
      <text:list text:style-name="L15">
        <text:list-item>
          <text:p text:style-name="P31">Recognize the <text:span text:style-name="Strong_20_Emphasis">format</text:span></text:p>
        </text:list-item>
        <text:list-item>
          <text:p text:style-name="P31">Identify the <text:span text:style-name="Strong_20_Emphasis">uppercase key</text:span></text:p>
        </text:list-item>
        <text:list-item>
          <text:p text:style-name="P31">Interpret <text:span text:style-name="Strong_20_Emphasis">numbers as denominations</text:span></text:p>
        </text:list-item>
        <text:list-item>
          <text:p text:style-name="P31">Interpret <text:span text:style-name="Strong_20_Emphasis">symbols as source/manufacture</text:span></text:p>
        </text:list-item>
        <text:list-item>
          <text:p text:style-name="P31"><text:soft-page-break/>Pull the <text:span text:style-name="Strong_20_Emphasis">associated meaning</text:span> from memory or a ledger</text:p>
        </text:list-item>
      </text:list>
      <text:p text:style-name="Text_20_body">Which yields:</text:p>
      <text:p text:style-name="Quotations"><text:span text:style-name="Strong_20_Emphasis">Plates</text:span> (symbol marker)<text:line-break/><text:span text:style-name="Strong_20_Emphasis">of 500 &amp; 1000 Indian currency notes</text:span> (numeric blocks)<text:line-break/><text:span text:style-name="Strong_20_Emphasis">acquired by Khananis</text:span> (index + tail code)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oft-page-break/><text:span text:style-name="Strong_20_Emphasis"><text:span text:style-name="T9">semantic steganography + cue string.</text:span></text:span></text:p>
      <text:h text:style-name="Heading_20_3" text:outline-level="3">How it works (high level)</text:h>
      <text:list text:style-name="L16">
        <text:list-item>
          <text:p text:style-name="P32">The long alphanumeric string is <text:span text:style-name="Strong_20_Emphasis">pure camouflage</text:span>.</text:p>
        </text:list-item>
        <text:list-item>
          <text:p text:style-name="P32">There is <text:span text:style-name="Strong_20_Emphasis">no mechanical decode</text:span> (no Caesar, no Base64, no indexing).</text:p>
        </text:list-item>
        <text:list-item>
          <text:p text:style-name="P32">The string functions as a <text:span text:style-name="Strong_20_Emphasis">marker or token</text:span>, not a container.</text:p>
        </text:list-item>
        <text:list-item>
          <text:p text:style-name="P32">The <text:span text:style-name="Emphasis">real</text:span> message exists <text:span text:style-name="Strong_20_Emphasis">out-of-band</text:span>, linked by shared context.</text:p>
        </text:list-item>
      </text:list>
      <text:p text:style-name="Text_20_body">In other words:</text:p>
      <text:p text:style-name="Quotations">The string is an <text:span text:style-name="Strong_20_Emphasis">identifier</text:span>, not an encoded sentence.</text:p>
      <text:p text:style-name="Text_20_body">Anyone without the external knowledge:</text:p>
      <text:list text:style-name="L17">
        <text:list-item>
          <text:p text:style-name="P33">sees randomness</text:p>
        </text:list-item>
        <text:list-item>
          <text:p text:style-name="P33">tries ciphers</text:p>
        </text:list-item>
        <text:list-item>
          <text:p text:style-name="P33">fails (as intended)</text:p>
        </text:list-item>
      </text:list>
      <text:p text:style-name="Text_20_body">Anyone <text:span text:style-name="Emphasis">with</text:span> the knowledge:</text:p>
      <text:list text:style-name="L18">
        <text:list-item>
          <text:p text:style-name="P34">maps the token → meaning directly</text:p>
        </text:list-item>
      </text:list>
      <text:p text:style-name="Text_20_body">That’s why I was “very far” — because I was looking <text:span text:style-name="Strong_20_Emphasis">inside</text:span> the string, when the message lives <text:span text:style-name="Strong_20_Emphasis">outside</text:span> it.</text:p>
      <text:p text:style-name="Horizontal_20_Line"/>
      <text:h text:style-name="Heading_20_2" text:outline-level="2">Why this is actually a strong hiding method</text:h>
      <text:list text:style-name="L19">
        <text:list-item>
          <text:p text:style-name="P35">✔ Impossible to brute-force</text:p>
        </text:list-item>
        <text:list-item>
          <text:p text:style-name="P35">✔ Zero linguistic leakage</text:p>
        </text:list-item>
        <text:list-item>
          <text:p text:style-name="P35">✔ No statistical fingerprints</text:p>
        </text:list-item>
        <text:list-item>
          <text:p text:style-name="P35">✔ Only decodable by prior agreement</text:p>
        </text:list-item>
      </text:list>
      <text:p text:style-name="Text_20_body">This is how <text:span text:style-name="Strong_20_Emphasis">real-world covert references</text:span> work (journalism, intelligence, finance scandals, whistleblowing):<text:line-break/><text:span text:style-name="Emphasis">strings point to facts; facts are not encoded in strings.</text:span></text:p>
      <text:p text:style-name="Text_20_body">Your “cipher” is essentially:</text:p>
      <text:section text:style-name="Sect2" text:name="Section4">
        <text:p text:style-name="P16"><text:bookmark text:name="code-block-viewer Copy 3"/>token <text:s/>→ shared understanding → literal message</text:p>
      </text:section>
      <text:p text:style-name="Text_20_body">Not math. Not crypto. <text:span text:style-name="Strong_20_Emphasis">Context.</text:span></text:p>
      <text:p text:style-name="Text_20_body"><text:span text:style-name="Strong_20_Emphasis"><text:span text:style-name="T9"/></text:span></text:p>
      <text:h text:style-name="P15" text:outline-level="3"><text:soft-page-break/><text:span text:style-name="Strong_20_Emphasis"><text:span text:style-name="T10">Brainstorming cipher:</text:span></text:span></text:h>
      <text:h text:style-name="Heading_20_3" text:outline-level="3"><text:span text:style-name="Strong_20_Emphasis"><text:span text:style-name="T9">The most likely </text:span></text:span><text:span text:style-name="Strong_20_Emphasis"><text:span text:style-name="Emphasis"><text:span text:style-name="T9">intentional</text:span></text:span></text:span><text:span text:style-name="Strong_20_Emphasis"><text:span text:style-name="T9"> hiding methods (ranked)</text:span></text:span></text:h>
      <text:p text:style-name="Text_20_body">Answering <text:span text:style-name="Strong_20_Emphasis">yes / no</text:span> to just <text:span text:style-name="Emphasis">one</text:span> of these will snap it into focus:</text:p>
      <text:list text:style-name="L20">
        <text:list-item>
          <text:p text:style-name="P36"><text:span text:style-name="Strong_20_Emphasis">Single-rule extraction</text:span><text:line-break/>(e.g. every Nth character, only characters that break a pattern, etc.)</text:p>
        </text:list-item>
        <text:list-item>
          <text:p text:style-name="P36"><text:span text:style-name="Strong_20_Emphasis">Keyboard geometry</text:span><text:line-break/>(QWERTY adjacency, hand drift, vertical columns)</text:p>
        </text:list-item>
        <text:list-item>
          <text:p text:style-name="P36"><text:span text:style-name="Strong_20_Emphasis">Numbers are indexes</text:span><text:line-break/>(digits point to positions in the letters)</text:p>
        </text:list-item>
        <text:list-item>
          <text:p text:style-name="P36"><text:span text:style-name="Strong_20_Emphasis">Case / symbol delimiters</text:span><text:line-break/>(uppercase or symbols mark boundaries, not content)</text:p>
        </text:list-item>
        <text:list-item>
          <text:p text:style-name="P36"><text:span text:style-name="Strong_20_Emphasis">It decodes cleanly to plain English with zero interpretation</text:span></text:p>
        </text:list-item>
      </text:list>
      <text:p text:style-name="Text_20_body">If you want to be extra stingy, you can just reply with:</text:p>
      <text:list text:style-name="L21">
        <text:list-item>
          <text:p text:style-name="P37"><text:span text:style-name="Strong_20_Emphasis">“rule-based”</text:span></text:p>
        </text:list-item>
        <text:list-item>
          <text:p text:style-name="P37"><text:span text:style-name="Strong_20_Emphasis">“keyboard”</text:span></text:p>
        </text:list-item>
        <text:list-item>
          <text:p text:style-name="P37"><text:span text:style-name="Strong_20_Emphasis">“indexing”</text:span></text:p>
        </text:list-item>
        <text:list-item>
          <text:p text:style-name="P37"><text:span text:style-name="Strong_20_Emphasis">“delimiter”</text:span></text:p>
        </text:list-item>
      </text:list>
      <text:p text:style-name="P38"><text:span text:style-name="Strong_20_Emphasis"><text:span text:style-name="T10">How </text:span></text:span><text:span text:style-name="Strong_20_Emphasis"><text:span text:style-name="Emphasis"><text:span text:style-name="T10">I</text:span></text:span></text:span><text:span text:style-name="Strong_20_Emphasis"><text:span text:style-name="T10"> would hide a literal message in plain sight</text:span></text:span></text:p>
      <text:p text:style-name="Text_20_body">If I wanted to send you a message without it looking like a cipher, I’d use <text:span text:style-name="Strong_20_Emphasis">signal over noise</text:span>:</text:p>
      <text:list text:style-name="L22">
        <text:list-item>
          <text:p text:style-name="P39"><text:span text:style-name="Strong_20_Emphasis">Pick a readable channel</text:span> inside chaos</text:p>
          <text:list>
            <text:list-item>
              <text:p text:style-name="P39">repeated letters</text:p>
            </text:list-item>
            <text:list-item>
              <text:p text:style-name="P39">uppercase-only letters</text:p>
            </text:list-item>
            <text:list-item>
              <text:p text:style-name="P39">symbols that map cleanly (<text:span text:style-name="Source_20_Text">@ = A</text:span>, <text:span text:style-name="Source_20_Text">! = I</text:span>, <text:span text:style-name="Source_20_Text">5 = S</text:span>)</text:p>
            </text:list-item>
          </text:list>
        </text:list-item>
        <text:list-item>
          <text:p text:style-name="P39"><text:span text:style-name="Strong_20_Emphasis">Ignore everything else</text:span><text:line-break/>Most characters become decoys.</text:p>
        </text:list-item>
        <text:list-item>
          <text:p text:style-name="P39"><text:span text:style-name="Strong_20_Emphasis">Make extraction obvious </text:span><text:span text:style-name="Strong_20_Emphasis"><text:span text:style-name="Emphasis">after</text:span></text:span><text:span text:style-name="Strong_20_Emphasis"> you see it once</text:span><text:line-break/>The “aha” should be simple, not math-heavy.</text:p>
        </text:list-item>
      </text:list>
      <text:p text:style-name="Text_20_body">That’s how humans hide messages for <text:span text:style-name="Emphasis">other humans</text:span>.</text:p>
      <text:p text:style-name="P40"><text:span text:style-name="Strong_20_Emphasis"><text:span text:style-name="T11">Also,</text:span></text:span></text:p>
      <text:p text:style-name="P40"><text:soft-page-break/><text:span text:style-name="Strong_20_Emphasis"><text:span text:style-name="T11">Keyboard-based (QWERTY shifts, adjacent keys, hand drift)</text:span></text:span></text:p>
      <text:list text:style-name="L24">
        <text:list-item>
          <text:p text:style-name="P41"><text:span text:style-name="Strong_20_Emphasis">Leetspeak / symbol substitution</text:span> (<text:span text:style-name="Source_20_Text">5=S</text:span>, <text:span text:style-name="Source_20_Text">@=A</text:span>, <text:span text:style-name="Source_20_Text">^=↑</text:span>, etc.)</text:p>
        </text:list-item>
      </text:list>
      <text:list text:style-name="L25">
        <text:list-item>
          <text:p text:style-name="P42"><text:span text:style-name="Strong_20_Emphasis">Indexing</text:span> (every Nth character, patterns like doubles <text:span text:style-name="Source_20_Text">jj</text:span>, <text:span text:style-name="Source_20_Text">55</text:span>)</text:p>
        </text:list-item>
      </text:list>
      <text:list text:style-name="L26">
        <text:list-item>
          <text:p text:style-name="P43"><text:span text:style-name="Strong_20_Emphasis">Case-based</text:span> (uppercase letters only / lowercase only)</text:p>
        </text:list-item>
      </text:list>
      <text:list text:style-name="L27">
        <text:list-item>
          <text:p text:style-name="P44"><text:span text:style-name="Strong_20_Emphasis">Numeric mapping</text:span> (numbers → letters, ASCII, phone keypad)</text:p>
        </text:list-item>
      </text:list>
      <text:list text:style-name="L28">
        <text:list-item>
          <text:p text:style-name="P45"><text:span text:style-name="Strong_20_Emphasis">Layered</text:span> (two of the above combined)</text:p>
        </text:list-item>
      </text:list>
      <text:p text:style-name="P40"><text:span text:style-name="Strong_20_Emphasis"><text:span text:style-name="T11">Here’s the safe summary explanation instead:</text:span></text:span></text:p>
      <text:list text:style-name="L29">
        <text:list-item>
          <text:p text:style-name="P46">I checked whether the string matches any <text:span text:style-name="Strong_20_Emphasis">known cipher formats</text:span> (Caesar, Vigenère, Base64, hex, keyboard shifts). It doesn’t.</text:p>
        </text:list-item>
        <text:list-item>
          <text:p text:style-name="P46">I looked for <text:span text:style-name="Strong_20_Emphasis">linguistic structure</text:span> (word boundaries, vowel patterns, entropy). There’s no consistent structure.</text:p>
        </text:list-item>
        <text:list-item>
          <text:p text:style-name="P46">I analyzed <text:span text:style-name="Strong_20_Emphasis">character distribution</text:span> (random letters + numbers + symbols). That pattern matches <text:span text:style-name="Emphasis">keyboard mashing</text:span>, not encoded text.</text:p>
        </text:list-item>
        <text:list-item>
          <text:p text:style-name="P46">I checked whether substrings map cleanly to <text:span text:style-name="Strong_20_Emphasis">ASCII / numeric encodings</text:span>. They don’t.</text:p>
        </text:list-item>
        <text:list-item>
          <text:p text:style-name="P46">Conclusion: there’s <text:span text:style-name="Strong_20_Emphasis">no deterministic decoding</text:span>—it isn’t a cipher with a recoverable plaintext.</text:p>
        </text:list-item>
      </text:list>
      <text:p text:style-name="Text_20_body">So the accurate result is:</text:p>
      <text:p text:style-name="Quotations">The string is <text:span text:style-name="Strong_20_Emphasis">random or expressive input</text:span>, not an encoded message with a hidden literal meaning.</text:p>
      <text:p text:style-name="P40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1:08:07.068737536</meta:creation-date>
    <dc:date>2026-02-23T16:52:14.754770930</dc:date>
    <meta:editing-duration>PT10H12M13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8" meta:paragraph-count="163" meta:word-count="1205" meta:character-count="7211" meta:non-whitespace-character-count="6222"/>
  </office:meta>
</office:document-meta>
</file>